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imes New Roman" fo:font-size="12pt" fo:language="ru" fo:country="RU" officeooo:rsid="00041485" officeooo:paragraph-rsid="00041485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2pt" fo:language="ru" fo:country="RU" officeooo:rsid="00041485" officeooo:paragraph-rsid="00041485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41485" officeooo:paragraph-rsid="00041485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41485" officeooo:paragraph-rsid="0007038a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0541c5" style:font-size-asian="12pt" style:font-size-complex="12pt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12dedb" style:font-size-asian="12pt" style:font-size-complex="12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1e063d" style:font-size-asian="12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1eff33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41c5" officeooo:paragraph-rsid="0020ad41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5bac2" officeooo:paragraph-rsid="0005bac2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7038a" officeooo:paragraph-rsid="0007038a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77b20" officeooo:paragraph-rsid="00077b20" style:font-size-asian="12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85df4" officeooo:paragraph-rsid="00085df4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a1589" officeooo:paragraph-rsid="000a1589" style:font-size-asian="12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b56c5" officeooo:paragraph-rsid="000b56c5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cf879" officeooo:paragraph-rsid="000d19d6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f21e8" officeooo:paragraph-rsid="000f21e8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f21e8" officeooo:paragraph-rsid="001ba0a1" style:font-size-asian="12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1234b" officeooo:paragraph-rsid="0011234b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1234b" officeooo:paragraph-rsid="001731d4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46b2b" officeooo:paragraph-rsid="0024ff3f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0e6467" officeooo:paragraph-rsid="001ba0a1" style:font-size-asian="12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218fdc" style:font-size-asian="12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25769a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2a4cbc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337129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2dedb" officeooo:paragraph-rsid="0012fc74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75cfb" officeooo:paragraph-rsid="00289b2d" style:font-size-asian="12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ba0a1" officeooo:paragraph-rsid="001ba0a1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1cdf38" officeooo:paragraph-rsid="001cdf38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3433c" officeooo:paragraph-rsid="0023433c" style:font-size-asian="12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4ff3f" officeooo:paragraph-rsid="00337129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a4cbc" officeooo:paragraph-rsid="002a4cbc" style:font-size-asian="12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2b9b60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2c25cc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b9b60" officeooo:paragraph-rsid="002d7b7e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Times New Roman" fo:font-size="12pt" fo:language="en" fo:country="US" officeooo:rsid="0020ad41" officeooo:paragraph-rsid="002a4cb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officeooo:paragraph-rsid="0007038a"/>
    </style:style>
    <style:style style:name="P39" style:family="paragraph" style:parent-style-name="Text_20_body">
      <style:paragraph-properties fo:text-align="justify" style:justify-single-word="false"/>
      <style:text-properties officeooo:paragraph-rsid="0019579c"/>
    </style:style>
    <style:style style:name="P40" style:family="paragraph" style:parent-style-name="Text_20_body">
      <style:paragraph-properties fo:text-align="justify" style:justify-single-word="false"/>
      <style:text-properties style:font-name="Courier New" fo:font-size="12pt" fo:language="ru" fo:country="RU" officeooo:rsid="001a72fb" officeooo:paragraph-rsid="001a72fb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Courier New" fo:font-size="12pt" fo:language="ru" fo:country="RU" style:text-underline-style="solid" style:text-underline-width="auto" style:text-underline-color="font-color" officeooo:rsid="0017d787" officeooo:paragraph-rsid="0017d787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Courier New" fo:font-size="12pt" fo:language="ru" fo:country="RU" style:text-underline-style="solid" style:text-underline-width="auto" style:text-underline-color="font-color" officeooo:rsid="001a72fb" officeooo:paragraph-rsid="001a72fb" style:font-size-asian="12pt" style:font-size-complex="12pt"/>
    </style:style>
    <style:style style:name="P43" style:family="paragraph" style:parent-style-name="Text_20_body">
      <style:paragraph-properties fo:text-align="justify" style:justify-single-word="false" fo:break-before="page"/>
      <style:text-properties style:font-name="Courier New" fo:font-size="12pt" fo:language="ru" fo:country="RU" style:text-underline-style="solid" style:text-underline-width="auto" style:text-underline-color="font-color" officeooo:rsid="003603fe" officeooo:paragraph-rsid="003603fe" style:font-size-asian="12pt" style:font-size-complex="12pt"/>
    </style:style>
    <style:style style:name="P44" style:family="paragraph" style:parent-style-name="Text_20_body">
      <style:paragraph-properties fo:text-align="justify" style:justify-single-word="false" fo:break-before="page"/>
      <style:text-properties style:font-name="Times New Roman" fo:font-size="12pt" fo:language="en" fo:country="US" officeooo:rsid="0020ad41" officeooo:paragraph-rsid="002a4cbc" style:font-size-asian="12pt" style:font-size-complex="12pt"/>
    </style:style>
    <style:style style:name="P45" style:family="paragraph" style:parent-style-name="Text_20_body" style:master-page-name="">
      <style:paragraph-properties fo:text-align="justify" style:justify-single-word="false" style:page-number="auto" fo:break-before="auto" fo:break-after="auto"/>
      <style:text-properties style:font-name="Times New Roman" fo:font-size="12pt" fo:language="ru" fo:country="RU" officeooo:rsid="002a4cbc" officeooo:paragraph-rsid="002a4cbc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Courier New" fo:font-size="12pt" fo:language="en" fo:country="US" officeooo:rsid="000541c5" officeooo:paragraph-rsid="000f21e8" style:font-size-asian="12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Courier New" fo:font-size="12pt" fo:language="en" fo:country="US" officeooo:rsid="0017d787" officeooo:paragraph-rsid="0017d787" style:font-size-asian="12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Courier New" fo:font-size="12pt" fo:language="en" fo:country="US" officeooo:rsid="0017d787" officeooo:paragraph-rsid="0019579c" style:font-size-asian="12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Times New Roman" fo:font-size="12pt" fo:language="ru" fo:country="RU" officeooo:rsid="00218fdc" officeooo:paragraph-rsid="00376341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038a"/>
    </style:style>
    <style:style style:name="T3" style:family="text">
      <style:text-properties fo:language="en" fo:country="US" officeooo:rsid="000541c5"/>
    </style:style>
    <style:style style:name="T4" style:family="text">
      <style:text-properties fo:language="en" fo:country="US" officeooo:rsid="00085df4"/>
    </style:style>
    <style:style style:name="T5" style:family="text">
      <style:text-properties fo:language="en" fo:country="US" officeooo:rsid="000a1589"/>
    </style:style>
    <style:style style:name="T6" style:family="text">
      <style:text-properties fo:language="en" fo:country="US" officeooo:rsid="000e6467"/>
    </style:style>
    <style:style style:name="T7" style:family="text">
      <style:text-properties fo:language="en" fo:country="US" officeooo:rsid="00111ff4"/>
    </style:style>
    <style:style style:name="T8" style:family="text">
      <style:text-properties fo:language="en" fo:country="US" officeooo:rsid="0011234b"/>
    </style:style>
    <style:style style:name="T9" style:family="text">
      <style:text-properties fo:language="en" fo:country="US" officeooo:rsid="0012dedb"/>
    </style:style>
    <style:style style:name="T10" style:family="text">
      <style:text-properties fo:language="en" fo:country="US" officeooo:rsid="0012fc74"/>
    </style:style>
    <style:style style:name="T11" style:family="text">
      <style:text-properties fo:language="en" fo:country="US" style:text-underline-style="solid" style:text-underline-width="auto" style:text-underline-color="font-color" officeooo:rsid="0019579c"/>
    </style:style>
    <style:style style:name="T12" style:family="text">
      <style:text-properties fo:language="en" fo:country="US" officeooo:rsid="001ba0a1"/>
    </style:style>
    <style:style style:name="T13" style:family="text">
      <style:text-properties fo:language="en" fo:country="US" officeooo:rsid="001e063d"/>
    </style:style>
    <style:style style:name="T14" style:family="text">
      <style:text-properties fo:language="en" fo:country="US" officeooo:rsid="001eff33"/>
    </style:style>
    <style:style style:name="T15" style:family="text">
      <style:text-properties fo:language="en" fo:country="US" officeooo:rsid="00202973"/>
    </style:style>
    <style:style style:name="T16" style:family="text">
      <style:text-properties fo:language="en" fo:country="US" officeooo:rsid="00239242"/>
    </style:style>
    <style:style style:name="T17" style:family="text">
      <style:text-properties fo:language="en" fo:country="US" officeooo:rsid="0025769a"/>
    </style:style>
    <style:style style:name="T18" style:family="text">
      <style:text-properties fo:language="en" fo:country="US" officeooo:rsid="00275cfb"/>
    </style:style>
    <style:style style:name="T19" style:family="text">
      <style:text-properties fo:language="en" fo:country="US" officeooo:rsid="002c25cc"/>
    </style:style>
    <style:style style:name="T20" style:family="text">
      <style:text-properties fo:language="en" fo:country="US" officeooo:rsid="002d7b7e"/>
    </style:style>
    <style:style style:name="T21" style:family="text">
      <style:text-properties fo:language="en" fo:country="US" officeooo:rsid="002fc63c"/>
    </style:style>
    <style:style style:name="T22" style:family="text">
      <style:text-properties fo:language="en" fo:country="US" officeooo:rsid="00337129"/>
    </style:style>
    <style:style style:name="T23" style:family="text">
      <style:text-properties fo:language="en" fo:country="US" style:text-underline-style="none" fo:font-weight="bold" style:font-weight-asian="bold" style:font-weight-complex="bol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fo:font-size="12pt" fo:language="en" fo:country="US" officeooo:rsid="000541c5" style:font-size-asian="12pt" style:font-size-complex="12pt"/>
    </style:style>
    <style:style style:name="T26" style:family="text">
      <style:text-properties style:font-name="Times New Roman" fo:font-size="12pt" fo:language="ru" fo:country="RU" officeooo:rsid="000541c5" style:font-size-asian="12pt" style:font-size-complex="12pt"/>
    </style:style>
    <style:style style:name="T27" style:family="text">
      <style:text-properties style:font-name="Times New Roman" fo:font-size="12pt" fo:language="ru" fo:country="RU" officeooo:rsid="0007038a" style:font-size-asian="12pt" style:font-size-complex="12pt"/>
    </style:style>
    <style:style style:name="T28" style:family="text">
      <style:text-properties style:font-name="Times New Roman" fo:language="en" fo:country="US"/>
    </style:style>
    <style:style style:name="T29" style:family="text">
      <style:text-properties style:font-name="Times New Roman" fo:language="en" fo:country="US" officeooo:rsid="001ba0a1"/>
    </style:style>
    <style:style style:name="T30" style:family="text">
      <style:text-properties style:font-name="Times New Roman" fo:language="en" fo:country="US" officeooo:rsid="00337129"/>
    </style:style>
    <style:style style:name="T31" style:family="text">
      <style:text-properties style:font-name="Times New Roman" fo:language="en" fo:country="US" officeooo:rsid="000541c5"/>
    </style:style>
    <style:style style:name="T32" style:family="text">
      <style:text-properties style:font-name="Times New Roman" fo:language="en" fo:country="US" officeooo:rsid="001731d4"/>
    </style:style>
    <style:style style:name="T33" style:family="text">
      <style:text-properties style:font-name="Times New Roman" fo:language="en" fo:country="US" officeooo:rsid="001e063d"/>
    </style:style>
    <style:style style:name="T34" style:family="text">
      <style:text-properties style:font-name="Times New Roman" fo:language="en" fo:country="US" officeooo:rsid="00202973"/>
    </style:style>
    <style:style style:name="T35" style:family="text">
      <style:text-properties style:font-name="Times New Roman" fo:language="en" fo:country="US" officeooo:rsid="0020ad41"/>
    </style:style>
    <style:style style:name="T36" style:family="text">
      <style:text-properties style:font-name="Times New Roman" fo:language="en" fo:country="US" officeooo:rsid="0025769a"/>
    </style:style>
    <style:style style:name="T37" style:family="text">
      <style:text-properties style:font-name="Times New Roman" fo:language="en" fo:country="US" officeooo:rsid="0026f1b3"/>
    </style:style>
    <style:style style:name="T38" style:family="text">
      <style:text-properties style:font-name="Times New Roman" officeooo:rsid="001ba0a1"/>
    </style:style>
    <style:style style:name="T39" style:family="text">
      <style:text-properties style:font-name="Times New Roman" officeooo:rsid="00146b2b"/>
    </style:style>
    <style:style style:name="T40" style:family="text">
      <style:text-properties style:font-name="Times New Roman" officeooo:rsid="000541c5"/>
    </style:style>
    <style:style style:name="T41" style:family="text">
      <style:text-properties style:font-name="Times New Roman" fo:language="ru" fo:country="RU"/>
    </style:style>
    <style:style style:name="T42" style:family="text">
      <style:text-properties style:font-name="Times New Roman" fo:language="ru" fo:country="RU" officeooo:rsid="0025769a"/>
    </style:style>
    <style:style style:name="T43" style:family="text">
      <style:text-properties style:font-name="Times New Roman" fo:language="ru" fo:country="RU" officeooo:rsid="00275cfb"/>
    </style:style>
    <style:style style:name="T44" style:family="text">
      <style:text-properties style:font-name="Times New Roman" fo:language="ru" fo:country="RU" officeooo:rsid="000541c5"/>
    </style:style>
    <style:style style:name="T45" style:family="text">
      <style:text-properties style:font-name="Times New Roman" fo:language="ru" fo:country="RU" officeooo:rsid="0027731d"/>
    </style:style>
    <style:style style:name="T46" style:family="text">
      <style:text-properties style:font-name="Times New Roman" fo:language="ru" fo:country="RU" officeooo:rsid="002a4cbc"/>
    </style:style>
    <style:style style:name="T47" style:family="text">
      <style:text-properties style:font-name="Times New Roman" fo:language="ru" fo:country="RU" officeooo:rsid="002b9b60"/>
    </style:style>
    <style:style style:name="T48" style:family="text">
      <style:text-properties style:font-name="Times New Roman" officeooo:rsid="0024ff3f"/>
    </style:style>
    <style:style style:name="T49" style:family="text">
      <style:text-properties style:font-name="Times New Roman" officeooo:rsid="0025769a"/>
    </style:style>
    <style:style style:name="T50" style:family="text">
      <style:text-properties style:font-name="Times New Roman" officeooo:rsid="0026f1b3"/>
    </style:style>
    <style:style style:name="T51" style:family="text">
      <style:text-properties style:font-name="Times New Roman" officeooo:rsid="00275cfb"/>
    </style:style>
    <style:style style:name="T52" style:family="text">
      <style:text-properties style:font-name="Times New Roman" officeooo:rsid="002a4cbc"/>
    </style:style>
    <style:style style:name="T53" style:family="text">
      <style:text-properties style:font-name="Times New Roman" officeooo:rsid="002b9b60"/>
    </style:style>
    <style:style style:name="T54" style:family="text">
      <style:text-properties style:font-name="Courier New"/>
    </style:style>
    <style:style style:name="T55" style:family="text">
      <style:text-properties style:font-name="Courier New" fo:language="en" fo:country="US"/>
    </style:style>
    <style:style style:name="T56" style:family="text">
      <style:text-properties style:font-name="Courier New" fo:language="en" fo:country="US" officeooo:rsid="00043a8b"/>
    </style:style>
    <style:style style:name="T57" style:family="text">
      <style:text-properties style:font-name="Courier New" fo:language="en" fo:country="US" officeooo:rsid="000541c5"/>
    </style:style>
    <style:style style:name="T58" style:family="text">
      <style:text-properties style:font-name="Courier New" fo:language="en" fo:country="US" officeooo:rsid="000e6467"/>
    </style:style>
    <style:style style:name="T59" style:family="text">
      <style:text-properties style:font-name="Courier New" fo:language="en" fo:country="US" officeooo:rsid="0012fc74"/>
    </style:style>
    <style:style style:name="T60" style:family="text">
      <style:text-properties style:font-name="Courier New" fo:language="en" fo:country="US" officeooo:rsid="00148e25"/>
    </style:style>
    <style:style style:name="T61" style:family="text">
      <style:text-properties style:font-name="Courier New" fo:language="en" fo:country="US" officeooo:rsid="001731d4"/>
    </style:style>
    <style:style style:name="T62" style:family="text">
      <style:text-properties style:font-name="Courier New" fo:language="en" fo:country="US" officeooo:rsid="001ba0a1"/>
    </style:style>
    <style:style style:name="T63" style:family="text">
      <style:text-properties style:font-name="Courier New" fo:language="en" fo:country="US" officeooo:rsid="0020ad41"/>
    </style:style>
    <style:style style:name="T64" style:family="text">
      <style:text-properties style:font-name="Courier New" fo:language="en" fo:country="US" officeooo:rsid="00146b2b"/>
    </style:style>
    <style:style style:name="T65" style:family="text">
      <style:text-properties style:font-name="Courier New" fo:language="en" fo:country="US" officeooo:rsid="0023433c"/>
    </style:style>
    <style:style style:name="T66" style:family="text">
      <style:text-properties style:font-name="Courier New" fo:language="en" fo:country="US" officeooo:rsid="0012dedb"/>
    </style:style>
    <style:style style:name="T67" style:family="text">
      <style:text-properties style:font-name="Courier New" fo:language="en" fo:country="US" officeooo:rsid="002c25cc"/>
    </style:style>
    <style:style style:name="T68" style:family="text">
      <style:text-properties style:font-name="Courier New" fo:language="en" fo:country="US" officeooo:rsid="002d7b7e"/>
    </style:style>
    <style:style style:name="T69" style:family="text">
      <style:text-properties style:font-name="Courier New" fo:font-size="12pt" fo:language="en" fo:country="US" officeooo:rsid="000541c5" style:font-size-asian="12pt" style:font-size-complex="12pt"/>
    </style:style>
    <style:style style:name="T70" style:family="text">
      <style:text-properties style:font-name="Courier New" fo:font-size="12pt" fo:language="en" fo:country="US" style:text-underline-style="solid" style:text-underline-width="auto" style:text-underline-color="font-color" officeooo:rsid="0017d787" style:font-size-asian="12pt" style:font-size-complex="12pt"/>
    </style:style>
    <style:style style:name="T71" style:family="text">
      <style:text-properties style:font-name="Courier New" fo:font-size="12pt" fo:language="en" fo:country="US" style:text-underline-style="solid" style:text-underline-width="auto" style:text-underline-color="font-color" officeooo:rsid="0019579c" style:font-size-asian="12pt" style:font-size-complex="12pt"/>
    </style:style>
    <style:style style:name="T72" style:family="text">
      <style:text-properties style:font-name="Courier New" fo:font-size="12pt" fo:language="ru" fo:country="RU" officeooo:rsid="0007038a" style:font-size-asian="12pt" style:font-size-complex="12pt"/>
    </style:style>
    <style:style style:name="T73" style:family="text">
      <style:text-properties style:font-name="Courier New" fo:font-size="12pt" fo:language="ru" fo:country="RU" style:text-underline-style="solid" style:text-underline-width="auto" style:text-underline-color="font-color" officeooo:rsid="0017d787" style:font-size-asian="12pt" style:font-size-complex="12pt"/>
    </style:style>
    <style:style style:name="T74" style:family="text">
      <style:text-properties style:font-name="Courier New" officeooo:rsid="000541c5"/>
    </style:style>
    <style:style style:name="T75" style:family="text">
      <style:text-properties style:font-name="Courier New" officeooo:rsid="0012dedb"/>
    </style:style>
    <style:style style:name="T76" style:family="text">
      <style:text-properties style:font-name="Courier New" officeooo:rsid="00146b2b"/>
    </style:style>
    <style:style style:name="T77" style:family="text">
      <style:text-properties style:font-name="Courier New" officeooo:rsid="002a4cbc"/>
    </style:style>
    <style:style style:name="T78" style:family="text">
      <style:text-properties officeooo:rsid="00043a8b"/>
    </style:style>
    <style:style style:name="T79" style:family="text">
      <style:text-properties officeooo:rsid="0007038a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077b20" style:font-weight-asian="bold" style:font-weight-complex="bold"/>
    </style:style>
    <style:style style:name="T82" style:family="text">
      <style:text-properties fo:font-weight="bold" officeooo:rsid="0020ad41" style:font-weight-asian="bold" style:font-weight-complex="bold"/>
    </style:style>
    <style:style style:name="T83" style:family="text">
      <style:text-properties officeooo:rsid="00085df4"/>
    </style:style>
    <style:style style:name="T84" style:family="text">
      <style:text-properties officeooo:rsid="000cf879"/>
    </style:style>
    <style:style style:name="T85" style:family="text">
      <style:text-properties officeooo:rsid="00111ff4"/>
    </style:style>
    <style:style style:name="T86" style:family="text">
      <style:text-properties officeooo:rsid="0011234b"/>
    </style:style>
    <style:style style:name="T87" style:family="text">
      <style:text-properties officeooo:rsid="001ba0a1"/>
    </style:style>
    <style:style style:name="T88" style:family="text">
      <style:text-properties fo:language="ru" fo:country="RU" officeooo:rsid="00218fdc"/>
    </style:style>
    <style:style style:name="T89" style:family="text">
      <style:text-properties officeooo:rsid="000f21e8"/>
    </style:style>
    <style:style style:name="T90" style:family="text">
      <style:text-properties officeooo:rsid="000541c5"/>
    </style:style>
    <style:style style:name="T91" style:family="text">
      <style:text-properties officeooo:rsid="001e063d"/>
    </style:style>
    <style:style style:name="T92" style:family="text">
      <style:text-properties officeooo:rsid="0005bac2"/>
    </style:style>
    <style:style style:name="T93" style:family="text">
      <style:text-properties officeooo:rsid="00218fdc"/>
    </style:style>
    <style:style style:name="T94" style:family="text">
      <style:text-properties officeooo:rsid="00239242"/>
    </style:style>
    <style:style style:name="T95" style:family="text">
      <style:text-properties officeooo:rsid="0025769a"/>
    </style:style>
    <style:style style:name="T96" style:family="text">
      <style:text-properties officeooo:rsid="00275cfb"/>
    </style:style>
    <style:style style:name="T97" style:family="text">
      <style:text-properties officeooo:rsid="002b9b60"/>
    </style:style>
    <style:style style:name="T98" style:family="text">
      <style:text-properties officeooo:rsid="002c25cc"/>
    </style:style>
    <style:style style:name="T99" style:family="text">
      <style:text-properties officeooo:rsid="002fc63c"/>
    </style:style>
    <style:style style:name="T100" style:family="text">
      <style:text-properties officeooo:rsid="00337129"/>
    </style:style>
    <style:style style:name="T101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Катунин С. ДИПРБ-31</text:p>
      <text:h text:style-name="P1" text:outline-level="1"><text:bookmark text:name="firstHeading"/>Контекстно-свободная грамматика языка <text:span text:style-name="T1">Haskell </text:span>(РБНФ)</text:h>
      <text:p text:style-name="P3"><text:span text:style-name="T80">Обозначения</text:span>:<text:bookmark text:name="TBL-100"/></text:p>
      <text:p text:style-name="P3">[образец] необязательный</text:p>
      <text:p text:style-name="P3">{образец} ноль или более повторений</text:p>
      <text:p text:style-name="P3">(образец) группировка</text:p>
      <text:p text:style-name="P3">обр1 | pat2 выбор (или)</text:p>
      <text:p text:style-name="P4"><text:span text:style-name="T57">"</text:span><text:span text:style-name="T56">образец</text:span><text:span text:style-name="T57">"</text:span> <text:span text:style-name="T78">терминал в машинописном шрифте</text:span></text:p>
      <text:p text:style-name="P5"><text:span text:style-name="T81">Лексер</text:span>:</text:p>
      <text:p text:style-name="P5">Программа <text:span text:style-name="T1">= { </text:span>Лексема <text:span text:style-name="T1">| </text:span>ПробелСтрока <text:span text:style-name="T1">}</text:span></text:p>
      <text:p text:style-name="P6">Лексема <text:span text:style-name="T1">= </text:span>Литерал <text:span text:style-name="T1">| </text:span>СпецЛексема <text:span text:style-name="T1">| </text:span><text:span text:style-name="T85">Идентификатор </text:span><text:span text:style-name="T7">| </text:span><text:span text:style-name="T86">Тип </text:span><text:span text:style-name="T8">| </text:span>Зарезерв<text:span text:style-name="T85">Слово </text:span><text:span text:style-name="T9">| </text:span>ЗарезервОпер </text:p>
      <text:p text:style-name="P5">Литерал = Целое <text:span text:style-name="T1">| </text:span>Дробное <text:span text:style-name="T1">| </text:span>СимволЛитер <text:span text:style-name="T1">| </text:span>СтроковыйЛитер</text:p>
      <text:p text:style-name="P38"><text:span text:style-name="T26">СпецЛексема = </text:span><text:span text:style-name="Source_20_Text"><text:span text:style-name="T69">"</text:span></text:span><text:span text:style-name="T69">(" </text:span><text:span text:style-name="T25">| <text:s/></text:span><text:span text:style-name="T69">")"</text:span><text:span text:style-name="T25"> <text:s/>| <text:s/></text:span><text:span text:style-name="T69">"," </text:span><text:span text:style-name="T25">| <text:s/></text:span><text:span text:style-name="T69">";" </text:span><text:span text:style-name="T25">| <text:s/></text:span><text:span text:style-name="T69">"[" </text:span><text:span text:style-name="T25"><text:s/>| <text:s/></text:span><text:span text:style-name="T69">"]"</text:span><text:span text:style-name="T25"> <text:s/>| <text:s/></text:span><text:span text:style-name="T69">"`"</text:span><text:span text:style-name="T25"> <text:s/>| <text:s/></text:span><text:span text:style-name="T69">"{" </text:span><text:span text:style-name="T25"><text:s/>| </text:span><text:span text:style-name="T69">"}"</text:span></text:p>
      <text:p text:style-name="P10">ПробелСтрока = ПробелЭлемент <text:span text:style-name="T1">{</text:span>ПробелЭлемент<text:span text:style-name="T1">}</text:span></text:p>
      <text:p text:style-name="P10">ПробелЭлемент <text:span text:style-name="T1">= </text:span>ПробелСимвол <text:span text:style-name="T1">| </text:span>Коммент <text:span text:style-name="T1">| </text:span>РазверКоммент </text:p>
      <text:p text:style-name="P10">ПробелСимвол <text:span text:style-name="T1">= </text:span><text:span text:style-name="T79">НоваяСтрока </text:span><text:span text:style-name="T2">| </text:span><text:span text:style-name="T79">Пробел </text:span><text:span text:style-name="T2">| </text:span><text:span text:style-name="T79">Табуляция</text:span></text:p>
      <text:p text:style-name="P11">НоваяСтрока = <text:span text:style-name="T54">перевод на новую строку</text:span></text:p>
      <text:p text:style-name="P38"><text:span text:style-name="T27">Пробел</text:span><text:span text:style-name="T72"> = </text:span><text:span text:style-name="Source_20_Text"><text:span text:style-name="T69">" "</text:span></text:span></text:p>
      <text:p text:style-name="P11">Табуляция = <text:span text:style-name="T57">"<text:tab/>"</text:span></text:p>
      <text:p text:style-name="P12">Коммент = <text:span text:style-name="T57">"</text:span><text:span text:style-name="T54">-</text:span><text:span text:style-name="T57">""</text:span><text:span text:style-name="T54">-</text:span><text:span text:style-name="T57">"</text:span><text:span text:style-name="T55"> </text:span><text:span text:style-name="T1">{</text:span><text:span text:style-name="T57">"-"</text:span><text:span text:style-name="T1">}</text:span><text:span text:style-name="T55"> </text:span><text:span text:style-name="T1">{</text:span>ЛюбойСимвол<text:span text:style-name="T1">} </text:span>НоваяСтрока</text:p>
      <text:p text:style-name="P12">РазверКоммент <text:span text:style-name="T1">= </text:span><text:span text:style-name="T57">"</text:span><text:span text:style-name="T55">{</text:span><text:span text:style-name="T54">-</text:span><text:span text:style-name="T57">" </text:span><text:span text:style-name="T1">{</text:span>ЛюбойСимвол <text:span text:style-name="T1">| </text:span><text:span text:style-name="T83">НоваяСтрока</text:span><text:span text:style-name="T1">} </text:span><text:span text:style-name="T57">"</text:span><text:span text:style-name="T55">}</text:span><text:span text:style-name="T54">-</text:span><text:span text:style-name="T57">"</text:span></text:p>
      <text:p text:style-name="P12">ЛюбойСимвол <text:span text:style-name="T1">= </text:span><text:span text:style-name="T83">ГрафСимвол </text:span><text:span text:style-name="T4">| </text:span><text:span text:style-name="T83">Пробел </text:span><text:span text:style-name="T4">| </text:span><text:span text:style-name="T83">Табуляция</text:span></text:p>
      <text:p text:style-name="P13">ГрафСимвол = МалБуква <text:span text:style-name="T1">| </text:span>БолБуква <text:span text:style-name="T1">| </text:span><text:span text:style-name="T84">Другой</text:span>Символ <text:span text:style-name="T1">| </text:span>Цифра <text:span text:style-name="T1">| </text:span>СпецЛексема <text:span text:style-name="T1">| <text:s/></text:span><text:span text:style-name="T57">""" </text:span><text:span text:style-name="T1">|</text:span><text:span text:style-name="T3"> </text:span><text:span text:style-name="T57">"'"</text:span><text:span text:style-name="T3"> </text:span><text:span text:style-name="T1">| </text:span><text:span text:style-name="T57">"_"</text:span></text:p>
      <text:p text:style-name="P14">МалБуква <text:span text:style-name="T1">= </text:span><text:span text:style-name="T55">a</text:span><text:span text:style-name="T1"> | </text:span><text:span text:style-name="T55">b</text:span><text:span text:style-name="T1"> | … | </text:span><text:span text:style-name="T55">z</text:span></text:p>
      <text:p text:style-name="P15">БолБуква = <text:span text:style-name="T55">A</text:span><text:span text:style-name="T5"> | </text:span><text:span text:style-name="T55">B</text:span><text:span text:style-name="T5"> | … | </text:span><text:span text:style-name="T55">Z</text:span></text:p>
      <text:p text:style-name="P16">ДругойСимвол = <text:span text:style-name="T57">"</text:span><text:span text:style-name="T54">!</text:span><text:span text:style-name="T57">"</text:span>| <text:span text:style-name="T57">"</text:span><text:span text:style-name="T54">#</text:span><text:span text:style-name="T57">"</text:span> | <text:span text:style-name="T57">"</text:span><text:span text:style-name="T54">$</text:span><text:span text:style-name="T57">"</text:span> | <text:span text:style-name="T57">"</text:span><text:span text:style-name="T54">%</text:span><text:span text:style-name="T57">"</text:span> | <text:span text:style-name="T57">"</text:span><text:span text:style-name="T54">&amp;</text:span><text:span text:style-name="T57">"</text:span> | <text:span text:style-name="T57">"</text:span><text:span text:style-name="T54">⋆</text:span><text:span text:style-name="T57">"</text:span> | <text:span text:style-name="T57">"</text:span><text:span text:style-name="T54">+</text:span><text:span text:style-name="T57">"</text:span> | <text:span text:style-name="T57">"</text:span><text:span text:style-name="T54">.</text:span><text:span text:style-name="T57">"</text:span> | <text:span text:style-name="T57">"</text:span><text:span text:style-name="T54">/</text:span><text:span text:style-name="T57">"</text:span> | <text:span text:style-name="T57">"</text:span><text:span text:style-name="T54">&lt;</text:span><text:span text:style-name="T57">"</text:span> | <text:span text:style-name="T57">"</text:span><text:span text:style-name="T54">=</text:span><text:span text:style-name="T57">"</text:span> | <text:span text:style-name="T57">"</text:span><text:span text:style-name="T54">&gt;</text:span><text:span text:style-name="T57">"</text:span> | <text:span text:style-name="T57">"</text:span><text:span text:style-name="T54">?</text:span><text:span text:style-name="T57">"</text:span> | <text:span text:style-name="T57">"</text:span><text:span text:style-name="T54">@</text:span><text:span text:style-name="T57">"</text:span><text:span text:style-name="T3"> </text:span>| <text:span text:style-name="T57">"</text:span><text:span text:style-name="T54">\</text:span><text:span text:style-name="T57">"</text:span> | <text:span text:style-name="T57">"</text:span><text:span text:style-name="T54">^</text:span><text:span text:style-name="T57">"</text:span><text:span text:style-name="T3"> </text:span>| <text:span text:style-name="T57">"</text:span><text:span text:style-name="T54">|</text:span><text:span text:style-name="T57">"</text:span><text:span text:style-name="T3"> </text:span>| <text:span text:style-name="T57">"</text:span><text:span text:style-name="T54">-</text:span><text:span text:style-name="T57">"</text:span> | <text:span text:style-name="T57">"</text:span><text:span text:style-name="T54">~</text:span><text:span text:style-name="T57">"</text:span> | <text:span text:style-name="T57">"</text:span><text:span text:style-name="T54">:</text:span><text:span text:style-name="T57">"</text:span></text:p>
      <text:p text:style-name="P18">ВосьмеричЦифра<text:span text:style-name="T1"> = </text:span><text:span text:style-name="T57">"</text:span><text:span text:style-name="T58">0</text:span><text:span text:style-name="T57">"</text:span><text:span text:style-name="T6"> | </text:span><text:span text:style-name="T57">"</text:span><text:span text:style-name="T58">1</text:span><text:span text:style-name="T57">"</text:span><text:span text:style-name="T6"> | </text:span><text:span text:style-name="T57">"</text:span><text:span text:style-name="T58">2</text:span><text:span text:style-name="T57">"</text:span><text:span text:style-name="T6"> | </text:span><text:span text:style-name="T57">"</text:span><text:span text:style-name="T58">3</text:span><text:span text:style-name="T57">"</text:span><text:span text:style-name="T6"> | </text:span><text:span text:style-name="T57">"</text:span><text:span text:style-name="T58">4</text:span><text:span text:style-name="T57">"</text:span><text:span text:style-name="T6"> | </text:span><text:span text:style-name="T57">"</text:span><text:span text:style-name="T58">5</text:span><text:span text:style-name="T57">"</text:span><text:span text:style-name="T6"> | </text:span><text:span text:style-name="T57">"</text:span><text:span text:style-name="T58">6</text:span><text:span text:style-name="T57">"</text:span><text:span text:style-name="T6"> | </text:span><text:span text:style-name="T57">"</text:span><text:span text:style-name="T58">7</text:span><text:span text:style-name="T57">"</text:span></text:p>
      <text:p text:style-name="P22"><text:span text:style-name="T87">Десятич</text:span>Цифра = <text:span text:style-name="T87">Восьмерич</text:span><text:span text:style-name="T89">Цифра</text:span><text:span text:style-name="T1"> | </text:span><text:span text:style-name="T57">"</text:span><text:span text:style-name="T55">8</text:span><text:span text:style-name="T57">"</text:span><text:span text:style-name="T1"> | </text:span><text:span text:style-name="T57">"</text:span><text:span text:style-name="T55">9</text:span><text:span text:style-name="T57">"</text:span></text:p>
      <text:p text:style-name="P46"/>
      <text:p text:style-name="P17"><text:soft-page-break/>ШестнадцатеричЦифра<text:span text:style-name="T1"> = </text:span><text:span text:style-name="T87">Десятич</text:span>Цифра <text:span text:style-name="T1">| </text:span><text:span text:style-name="T57">"</text:span><text:span text:style-name="T55">A</text:span><text:span text:style-name="T57">"</text:span><text:span text:style-name="T1"> | </text:span><text:span text:style-name="T57">"</text:span><text:span text:style-name="T55">B</text:span><text:span text:style-name="T57">"</text:span><text:span text:style-name="T1"> | </text:span><text:span text:style-name="T57">"</text:span><text:span text:style-name="T55">C</text:span><text:span text:style-name="T57">"</text:span><text:span text:style-name="T1"> | </text:span><text:span text:style-name="T57">"</text:span><text:span text:style-name="T55">D</text:span><text:span text:style-name="T57">"</text:span><text:span text:style-name="T1"> | </text:span><text:span text:style-name="T57">"</text:span><text:span text:style-name="T55">E</text:span><text:span text:style-name="T57">"</text:span><text:span text:style-name="T1"> | </text:span><text:span text:style-name="T57">"</text:span><text:span text:style-name="T55">F</text:span><text:span text:style-name="T57">"</text:span><text:span text:style-name="T1"> | </text:span><text:span text:style-name="T57">"</text:span><text:span text:style-name="T55">a</text:span><text:span text:style-name="T57">"</text:span><text:span text:style-name="T1"> | </text:span><text:span text:style-name="T57">"</text:span><text:span text:style-name="T55">b</text:span><text:span text:style-name="T57">"</text:span><text:span text:style-name="T1"> | </text:span><text:span text:style-name="T57">"</text:span><text:span text:style-name="T55">c</text:span><text:span text:style-name="T57">"</text:span><text:span text:style-name="T1"> | </text:span><text:span text:style-name="T57">"</text:span><text:span text:style-name="T55">d</text:span><text:span text:style-name="T57">"</text:span><text:span text:style-name="T1"> | </text:span><text:span text:style-name="T57">"</text:span><text:span text:style-name="T55">e</text:span><text:span text:style-name="T57">"</text:span><text:span text:style-name="T1"> | </text:span><text:span text:style-name="T57">"</text:span><text:span text:style-name="T55">f</text:span><text:span text:style-name="T57">"</text:span></text:p>
      <text:p text:style-name="P18"><text:span text:style-name="T90">Восьмерич</text:span><text:span text:style-name="T87">Число = </text:span><text:span text:style-name="T24">ВосьмеричЦифра </text:span><text:span text:style-name="T29">{</text:span><text:span text:style-name="T24">ВосьмеричЦифра</text:span><text:span text:style-name="T29">}</text:span></text:p>
      <text:p text:style-name="P18"><text:span text:style-name="T38">Десятич</text:span><text:span text:style-name="T29">Число = </text:span><text:span text:style-name="T38">Десятич</text:span><text:span text:style-name="T29">Цифра {</text:span><text:span text:style-name="T38">Десятич</text:span><text:span text:style-name="T29">Цифра}</text:span></text:p>
      <text:p text:style-name="P18"><text:span text:style-name="T38">Шестнадцатерич</text:span><text:span text:style-name="T29">Число = </text:span><text:span text:style-name="T38">Шестнадцатерич</text:span><text:span text:style-name="T29">Цифра {</text:span><text:span text:style-name="T38">Шестнадцатерич</text:span><text:span text:style-name="T29">Цифра}</text:span></text:p>
      <text:p text:style-name="P29"><text:span text:style-name="T24">Целое = Десятич</text:span><text:span text:style-name="T28">Число | </text:span><text:span text:style-name="T57">"</text:span><text:span text:style-name="T55">0o</text:span><text:span text:style-name="T57">"</text:span><text:span text:style-name="T3"> </text:span>ВосьмеричЧисло <text:span text:style-name="T28">| </text:span><text:span text:style-name="T57">"</text:span><text:span text:style-name="T55">0O</text:span><text:span text:style-name="T57">"</text:span><text:span text:style-name="T3"> </text:span>ВосьмеричЧисло <text:span text:style-name="T28">| </text:span><text:span text:style-name="T57">"</text:span><text:span text:style-name="T55">0x</text:span><text:span text:style-name="T57">"</text:span><text:span text:style-name="T3"> </text:span>ШестнадцатеричЧисло <text:span text:style-name="T28">| </text:span><text:span text:style-name="T57">"</text:span><text:span text:style-name="T55">0X</text:span><text:span text:style-name="T57">"</text:span><text:span text:style-name="T3"> </text:span>ШестнадцатеричЧисло</text:p>
      <text:p text:style-name="P30">Дробное = <text:span text:style-name="T38">Десятич</text:span><text:span text:style-name="T29">Число</text:span> <text:span text:style-name="T57">"</text:span><text:span text:style-name="T62">.</text:span><text:span text:style-name="T57">"</text:span><text:span text:style-name="T3"> </text:span><text:span text:style-name="T38">Десятич</text:span><text:span text:style-name="T29">Число </text:span><text:span text:style-name="T28">(</text:span><text:span text:style-name="T57">"</text:span><text:span text:style-name="T55">e</text:span><text:span text:style-name="T57">"</text:span><text:span text:style-name="T28"> | </text:span><text:span text:style-name="T57">"</text:span><text:span text:style-name="T55">E</text:span><text:span text:style-name="T57">"</text:span><text:span text:style-name="T28">) [</text:span><text:span text:style-name="T57">"</text:span><text:span text:style-name="T55">+</text:span><text:span text:style-name="T57">"</text:span><text:span text:style-name="T28"> | </text:span><text:span text:style-name="T57">"</text:span><text:span text:style-name="T62">-</text:span><text:span text:style-name="T57">"</text:span><text:span text:style-name="T28">] </text:span><text:span text:style-name="T38">Десятич</text:span><text:span text:style-name="T29">Число</text:span></text:p>
      <text:p text:style-name="P7"><text:span text:style-name="T12">СимволЛитер </text:span><text:span text:style-name="T91">= </text:span><text:span text:style-name="T55">"'"</text:span><text:span text:style-name="T28"> </text:span><text:span text:style-name="T33">(</text:span><text:span text:style-name="T83">МалБуква </text:span><text:span text:style-name="T4">| </text:span><text:span text:style-name="T83">БолБуква </text:span><text:span text:style-name="T4">| </text:span><text:span text:style-name="T84">Другой</text:span><text:span text:style-name="T83">Символ </text:span><text:span text:style-name="T4">| </text:span><text:span text:style-name="T83">Цифра </text:span><text:span text:style-name="T4">| </text:span><text:span text:style-name="T83">СпецЛексема </text:span><text:span text:style-name="T4">| <text:s/></text:span><text:span text:style-name="T55">"""</text:span><text:span text:style-name="T1"> </text:span><text:span text:style-name="T4">| </text:span><text:span text:style-name="T55">"_"</text:span><text:span text:style-name="T83"> </text:span><text:span text:style-name="T13">| </text:span><text:span text:style-name="T91">Пробел) </text:span><text:span text:style-name="T55">"'"</text:span></text:p>
      <text:p text:style-name="P8">СтроковыйЛитер <text:span text:style-name="T91">= </text:span><text:span text:style-name="T55">"""</text:span><text:span text:style-name="T28"> </text:span><text:span text:style-name="T34">{</text:span><text:span text:style-name="T83">МалБуква </text:span><text:span text:style-name="T4">| </text:span><text:span text:style-name="T83">БолБуква </text:span><text:span text:style-name="T4">| </text:span><text:span text:style-name="T84">Другой</text:span><text:span text:style-name="T83">Символ </text:span><text:span text:style-name="T4">| </text:span><text:span text:style-name="T83">Цифра </text:span><text:span text:style-name="T4">| </text:span><text:span text:style-name="T83">СпецЛексема </text:span><text:span text:style-name="T4">| <text:s/></text:span><text:span text:style-name="T55">"'"</text:span><text:span text:style-name="T1"> </text:span><text:span text:style-name="T4">| </text:span><text:span text:style-name="T55">"_"</text:span><text:span text:style-name="T83"> </text:span><text:span text:style-name="T13">| </text:span><text:span text:style-name="T92">ПробелСимвол</text:span><text:span text:style-name="T14"> </text:span><text:span text:style-name="T15">}</text:span><text:span text:style-name="T91"> </text:span><text:span text:style-name="T55">"""</text:span></text:p>
      <text:p text:style-name="P20">Идентификатор <text:span text:style-name="T1">= </text:span>МалБуква <text:span text:style-name="T1">| </text:span><text:span text:style-name="T57">"_"</text:span><text:span text:style-name="T3"> </text:span><text:span text:style-name="T1">{</text:span>МалБуква <text:span text:style-name="T1">| </text:span>БолБуква <text:span text:style-name="T1">| </text:span>Цифра <text:span text:style-name="T1">| </text:span><text:span text:style-name="T57">"'"</text:span><text:span text:style-name="T31"> </text:span><text:span text:style-name="T61">|</text:span><text:span text:style-name="T32"> </text:span><text:span text:style-name="T57">"_"</text:span><text:span text:style-name="T1">}</text:span></text:p>
      <text:p text:style-name="P19">Тип = БолБуква <text:span text:style-name="T1">{</text:span>МалБуква<text:span text:style-name="T1">}</text:span></text:p>
      <text:p text:style-name="P27">ЗарезервСлово = <text:span text:style-name="T57">"</text:span><text:span text:style-name="T55">let</text:span><text:span text:style-name="T57">"</text:span><text:span text:style-name="T1"> </text:span><text:span text:style-name="T10">| </text:span><text:span text:style-name="T57">"</text:span><text:span text:style-name="T59">in</text:span><text:span text:style-name="T57">"</text:span><text:span text:style-name="T10"> | </text:span><text:span text:style-name="T57">"</text:span><text:span text:style-name="T59">do</text:span><text:span text:style-name="T57">"</text:span><text:span text:style-name="T1"> | </text:span><text:span text:style-name="T57">"</text:span><text:span text:style-name="T55">if</text:span><text:span text:style-name="T57">"</text:span><text:span text:style-name="T1"> | </text:span><text:span text:style-name="T57">"</text:span><text:span text:style-name="T55">else</text:span><text:span text:style-name="T57">"</text:span><text:span text:style-name="T1"> | </text:span><text:span text:style-name="T57">"</text:span><text:span text:style-name="T59">then</text:span><text:span text:style-name="T57">"</text:span></text:p>
      <text:p text:style-name="P23">АрифОпер <text:span text:style-name="T1">= </text:span><text:span text:style-name="T57">"</text:span><text:span text:style-name="T55">+</text:span><text:span text:style-name="T57">"</text:span><text:span text:style-name="T39"> | </text:span><text:span text:style-name="T57">"</text:span><text:span text:style-name="T64">-</text:span><text:span text:style-name="T57">"</text:span><text:span text:style-name="T39"> | </text:span><text:span text:style-name="T57">"</text:span><text:span text:style-name="T64">*</text:span><text:span text:style-name="T57">"</text:span><text:span text:style-name="T39"> | </text:span><text:span text:style-name="T57">"</text:span><text:span text:style-name="T64">/</text:span><text:span text:style-name="T57">"</text:span><text:span text:style-name="T39"> | </text:span><text:span text:style-name="T57">"</text:span><text:span text:style-name="T64">%</text:span><text:span text:style-name="T57">"</text:span></text:p>
      <text:p text:style-name="P26">ЛогичОпер <text:span text:style-name="T1">= </text:span><text:span text:style-name="T57">"</text:span><text:span text:style-name="T65">||</text:span><text:span text:style-name="T57">"</text:span><text:span text:style-name="T39"> <text:s/></text:span><text:span text:style-name="T30">| </text:span><text:span text:style-name="T57">"</text:span><text:span text:style-name="T65">&amp;&amp;</text:span><text:span text:style-name="T57">"</text:span><text:span text:style-name="T39"> </text:span></text:p>
      <text:p text:style-name="P31">СравненОпер = <text:span text:style-name="T57">"</text:span><text:span text:style-name="T54">==</text:span><text:span text:style-name="T57">"</text:span><text:span text:style-name="T39"> | </text:span><text:span text:style-name="T57">"/</text:span><text:span text:style-name="T54">=</text:span><text:span text:style-name="T57">"</text:span><text:span text:style-name="T39"> | </text:span><text:span text:style-name="T57">"&lt;"</text:span><text:span text:style-name="T39"> | </text:span><text:span text:style-name="T57">"&lt;</text:span><text:span text:style-name="T55">=</text:span><text:span text:style-name="T57">"</text:span><text:span text:style-name="T39"> | </text:span><text:span text:style-name="T57">"&gt;"</text:span><text:span text:style-name="T39"> | </text:span><text:span text:style-name="T57">"&gt;</text:span><text:span text:style-name="T55">=</text:span><text:span text:style-name="T57">"</text:span><text:span text:style-name="T39"> </text:span></text:p>
      <text:p text:style-name="P32"><text:span text:style-name="T39">В</text:span><text:span text:style-name="T24">ычислОпер </text:span><text:span text:style-name="T28">= </text:span><text:span text:style-name="T93">ЛогичОпер</text:span><text:span text:style-name="T94"> </text:span><text:span text:style-name="T16">| </text:span><text:span text:style-name="T94">СравненОпер </text:span><text:span text:style-name="T22">| </text:span><text:span text:style-name="T100">Ариф</text:span><text:span text:style-name="T94">Опер </text:span></text:p>
      <text:p text:style-name="P21">ЗарезервОпер = <text:span text:style-name="T57">"</text:span><text:span text:style-name="T54">:</text:span><text:span text:style-name="T57">"</text:span> |<text:span text:style-name="T57">"</text:span><text:span text:style-name="T54">::</text:span><text:span text:style-name="T57">"</text:span> | <text:span text:style-name="T57">"</text:span><text:span text:style-name="T54">=</text:span><text:span text:style-name="T57">"</text:span><text:span text:style-name="T31"> </text:span>| <text:span text:style-name="T57">"&lt;</text:span><text:span text:style-name="T60">-</text:span><text:span text:style-name="T57">"</text:span><text:span text:style-name="T31"> </text:span>|<text:span text:style-name="T24"> </text:span><text:span text:style-name="T48">ВычислОпер</text:span></text:p>
      <text:p text:style-name="P9"><text:span text:style-name="T82">Парсер</text:span>:</text:p>
      <text:p text:style-name="P34">Переменная = Идентификатор</text:p>
      <text:p text:style-name="P25">Выражение = ИнфиксВыражение <text:span text:style-name="T57">"</text:span><text:span text:style-name="T76">::</text:span><text:span text:style-name="T57">"</text:span><text:span text:style-name="T31"> </text:span><text:span text:style-name="T24">Тип </text:span></text:p>
      <text:p text:style-name="P25"><text:span text:style-name="T37"><text:tab/><text:tab/>| </text:span><text:span text:style-name="T50">ИнфиксВыражение</text:span></text:p>
      <text:p text:style-name="P49">ИнфиксВыражение = <text:span text:style-name="T95">ИнфиксВыражение</text:span> <text:span text:style-name="T95">ВычислОпер ИнфиксВыражение</text:span></text:p>
      <text:p text:style-name="P24"><text:span text:style-name="T17"><text:tab/><text:tab/><text:tab/>| </text:span><text:span text:style-name="T57">"</text:span><text:span text:style-name="T64">-</text:span><text:span text:style-name="T57">"</text:span><text:span text:style-name="T31"> </text:span><text:span text:style-name="T49">ИнфиксВыражение</text:span></text:p>
      <text:p text:style-name="P24"><text:span text:style-name="T49"><text:tab/><text:tab/><text:tab/></text:span><text:span text:style-name="T36">| </text:span><text:span text:style-name="T49">ЛевоеВыражение</text:span></text:p>
      <text:p text:style-name="P23">Условие = <text:span text:style-name="T57">"</text:span><text:span text:style-name="T63">if</text:span><text:span text:style-name="T57">"</text:span><text:span text:style-name="T31"> </text:span><text:span text:style-name="T35">exp </text:span><text:span text:style-name="T57">"</text:span><text:span text:style-name="T63">then</text:span><text:span text:style-name="T57">"</text:span><text:span text:style-name="T31"> </text:span><text:span text:style-name="T35">exp </text:span><text:span text:style-name="T57">"</text:span><text:span text:style-name="T55">else</text:span><text:span text:style-name="T57">"</text:span><text:span text:style-name="T31"> </text:span><text:span text:style-name="T35">exp</text:span></text:p>
      <text:p text:style-name="P44"><text:span text:style-name="T88">ЛевоеВыражение </text:span>= <text:span text:style-name="T74">"</text:span><text:span text:style-name="T75">let</text:span><text:span text:style-name="T74">"</text:span><text:span text:style-name="T40"> </text:span><text:span text:style-name="T42">О</text:span><text:span text:style-name="T43">бъявПеремен</text:span><text:span text:style-name="T51"> {</text:span><text:span text:style-name="T42">О</text:span><text:span text:style-name="T43">бъявПеремен</text:span><text:span text:style-name="T51">}</text:span><text:span text:style-name="T24"> </text:span><text:span text:style-name="T74">"</text:span><text:span text:style-name="T54">in</text:span><text:span text:style-name="T74">"</text:span><text:span text:style-name="T44"> </text:span><text:span text:style-name="T45">Выражение</text:span><text:span text:style-name="T41"> </text:span></text:p>
      <text:p text:style-name="P37"><text:span text:style-name="T41"><text:tab/><text:tab/><text:tab/></text:span><text:span text:style-name="T24">| </text:span><text:span text:style-name="T46">Условие</text:span></text:p>
      <text:p text:style-name="P37"><text:span text:style-name="T46"><text:tab/><text:tab/><text:tab/></text:span><text:span text:style-name="T52">| </text:span><text:span text:style-name="T74">"</text:span><text:span text:style-name="T77">do</text:span><text:span text:style-name="T74">" </text:span><text:span text:style-name="T52">Do</text:span><text:span text:style-name="T46">Выражение </text:span><text:span text:style-name="T77">{</text:span><text:span text:style-name="T52">Do</text:span><text:span text:style-name="T46">Выражение</text:span><text:span text:style-name="T52">}</text:span></text:p>
      <text:p text:style-name="P37"><text:span text:style-name="T52"><text:tab/><text:tab/><text:tab/></text:span><text:span text:style-name="T53">| </text:span><text:span text:style-name="T47">ВычислВыражение</text:span></text:p>
      <text:p text:style-name="P45"><text:span text:style-name="T1">Do</text:span>Выражение <text:span text:style-name="T1">= </text:span>Выражение </text:p>
      <text:p text:style-name="P33"><text:span text:style-name="T1"><text:tab/><text:tab/>| </text:span><text:span text:style-name="T97">Переменная</text:span> <text:span text:style-name="T57">"&lt;-"</text:span><text:span text:style-name="T3"> </text:span>Выражение</text:p>
      <text:p text:style-name="P33"><text:span text:style-name="T57"><text:tab/><text:tab/></text:span><text:span text:style-name="T1">| </text:span><text:span text:style-name="T57">"</text:span><text:span text:style-name="T66">let</text:span><text:span text:style-name="T57">"</text:span><text:span text:style-name="T3"> </text:span><text:span text:style-name="T95">О</text:span><text:span text:style-name="T96">бъявПеремен</text:span><text:span text:style-name="T18"> {</text:span><text:span text:style-name="T95">О</text:span><text:span text:style-name="T96">бъявПеремен</text:span><text:span text:style-name="T18">}</text:span></text:p>
      <text:p text:style-name="P35">ВычислВыражение <text:span text:style-name="T1">= </text:span>Переменная </text:p>
      <text:p text:style-name="P35"><text:span text:style-name="T19"><text:tab/><text:tab/><text:tab/>| </text:span><text:span text:style-name="T98">Литерал</text:span></text:p>
      <text:p text:style-name="P35"><text:tab/><text:tab/><text:tab/><text:span text:style-name="T19">| </text:span><text:span text:style-name="T57">"</text:span><text:span text:style-name="T68">(</text:span><text:span text:style-name="T57">"</text:span><text:span text:style-name="T3"> </text:span><text:span text:style-name="T98">Выражение </text:span><text:span text:style-name="T57">"</text:span><text:span text:style-name="T67">)</text:span><text:span text:style-name="T57">"</text:span></text:p>
      <text:p text:style-name="P36"><text:span text:style-name="T3"><text:tab/><text:tab/><text:tab/></text:span><text:span text:style-name="T19">| </text:span><text:span text:style-name="T57">"</text:span><text:span text:style-name="T68">[</text:span><text:span text:style-name="T57">"</text:span><text:span text:style-name="T3"> </text:span><text:span text:style-name="T20">(</text:span><text:span text:style-name="T98">Выражение</text:span><text:span text:style-name="T19"> </text:span><text:span text:style-name="T20">{</text:span><text:span text:style-name="T19"> </text:span><text:span text:style-name="T57">"</text:span><text:span text:style-name="T68">,</text:span><text:span text:style-name="T57">"</text:span><text:span text:style-name="T3"> </text:span><text:span text:style-name="T98">Выражение</text:span><text:span text:style-name="T19"> </text:span><text:span text:style-name="T20">}) </text:span><text:span text:style-name="T57">"</text:span><text:span text:style-name="T68">]</text:span><text:span text:style-name="T57">" <text:s text:c="2"/></text:span><text:span text:style-name="T21">(</text:span><text:span text:style-name="T99">это список)</text:span></text:p>
      <text:p text:style-name="P28"><text:span text:style-name="T49">О</text:span><text:span text:style-name="T24">бъявПеремен </text:span><text:span text:style-name="T28">= </text:span><text:span text:style-name="T53">Переменная</text:span><text:span text:style-name="T24"> </text:span><text:span text:style-name="T57">"</text:span><text:span text:style-name="T55">=</text:span><text:span text:style-name="T57">"</text:span><text:span text:style-name="T31"> </text:span><text:span text:style-name="T24">Выражение</text:span></text:p>
      <text:p text:style-name="P43"><text:span text:style-name="T101">Способы объявления локальных переменных в </text:span><text:span text:style-name="T23">Haskell:</text:span></text:p>
      <text:p text:style-name="P41">Пример с <text:span text:style-name="T1">Do:</text:span></text:p>
      <text:p text:style-name="P47">main = do</text:p>
      <text:p text:style-name="P47"><text:s text:c="4"/>let a = 5</text:p>
      <text:p text:style-name="P47"><text:s text:c="4"/>let b = 4</text:p>
      <text:p text:style-name="P47"><text:s text:c="4"/>print (a + b)</text:p>
      <text:p text:style-name="P39"><text:span text:style-name="T73">Пример с </text:span><text:span text:style-name="T70">let-in </text:span><text:span text:style-name="T71">(</text:span><text:span text:style-name="Source_20_Text"><text:span text:style-name="T11">let DECLARATIONS in EXPRESSION</text:span></text:span><text:span text:style-name="Source_20_Text"><text:span text:style-name="T71">)</text:span></text:span><text:span text:style-name="T70">:</text:span></text:p>
      <text:p text:style-name="P48">main = </text:p>
      <text:p text:style-name="P48"><text:s text:c="4"/>let a = 5</text:p>
      <text:p text:style-name="P48"><text:s text:c="8"/>b = 4</text:p>
      <text:p text:style-name="P48"><text:s text:c="4"/>in print(a + b)</text:p>
      <text:p text:style-name="P41">Пример с <text:span text:style-name="T1">Where:</text:span></text:p>
      <text:p text:style-name="P47">main = </text:p>
      <text:p text:style-name="P47"><text:s text:c="4"/>print (a + b)</text:p>
      <text:p text:style-name="P47"><text:s text:c="4"/>where </text:p>
      <text:p text:style-name="P47"><text:s text:c="8"/>a = 5</text:p>
      <text:p text:style-name="P47"><text:s text:c="8"/>b = 4</text:p>
      <text:p text:style-name="P42">Ввод дробного числа:</text:p>
      <text:p text:style-name="P40">main = do</text:p>
      <text:p text:style-name="P40"><text:s text:c="4"/>x &lt;- getLine</text:p>
      <text:p text:style-name="P40"><text:s text:c="4"/>let a = read x :: Float</text:p>
      <text:p text:style-name="P40"><text:s text:c="4"/>let b = 4.5</text:p>
      <text:p text:style-name="P40"><text:s text:c="4"/>print(a + b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12T07:23:26.646000000</dc:date>
    <meta:editing-duration>PT3H47M47S</meta:editing-duration>
    <meta:editing-cycles>43</meta:editing-cycles>
    <meta:print-date>2021-04-12T07:13:39.218000000</meta:print-date>
    <meta:document-statistic meta:table-count="0" meta:image-count="0" meta:object-count="0" meta:page-count="4" meta:paragraph-count="87" meta:word-count="572" meta:character-count="3259" meta:non-whitespace-character-count="2646"/>
  </office:meta>
</office:document-meta>
</file>